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9.21pt" svg:height="600.83pt" svg:x="256pt" svg:y="25.6pt">
            <loext:p draw:notify-on-update-of-ranges="Sheet1.B3:Sheet1.B257 Sheet1.C3:Sheet1.C2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28*(SIN(2*3.1416*[.B3]*0.000016*1000)+1)" office:value-type="float" office:value="128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28*(SIN(2*3.1416*[.B4]*0.000016*1000)+1)" office:value-type="float" office:value="140.846329439923" calcext:value-type="float">
            <text:p>1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28*(SIN(2*3.1416*[.B5]*0.000016*1000)+1)" office:value-type="float" office:value="153.562936475275" calcext:value-type="float">
            <text:p>1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28*(SIN(2*3.1416*[.B6]*0.000016*1000)+1)" office:value-type="float" office:value="166.021408640041" calcext:value-type="float">
            <text:p>1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28*(SIN(2*3.1416*[.B7]*0.000016*1000)+1)" office:value-type="float" office:value="178.095940117544" calcext:value-type="float">
            <text:p>1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28*(SIN(2*3.1416*[.B8]*0.000016*1000)+1)" office:value-type="float" office:value="189.664602129244" calcext:value-type="float">
            <text:p>1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28*(SIN(2*3.1416*[.B9]*0.000016*1000)+1)" office:value-type="float" office:value="200.610574173156" calcext:value-type="float">
            <text:p>2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28*(SIN(2*3.1416*[.B10]*0.000016*1000)+1)" office:value-type="float" office:value="210.823323678826" calcext:value-type="float">
            <text:p>211</text:p>
          </table:table-cell>
          <table:table-cell table:number-columns-repeated="13"/>
          <table:table-cell table:style-name="ce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28*(SIN(2*3.1416*[.B11]*0.000016*1000)+1)" office:value-type="float" office:value="220.199722166686" calcext:value-type="float">
            <text:p>2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28*(SIN(2*3.1416*[.B12]*0.000016*1000)+1)" office:value-type="float" office:value="228.645086640807" calcext:value-type="float">
            <text:p>2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28*(SIN(2*3.1416*[.B13]*0.000016*1000)+1)" office:value-type="float" office:value="236.074135699044" calcext:value-type="float">
            <text:p>2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28*(SIN(2*3.1416*[.B14]*0.000016*1000)+1)" office:value-type="float" office:value="242.41185070576" calcext:value-type="float">
            <text:p>2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28*(SIN(2*3.1416*[.B15]*0.000016*1000)+1)" office:value-type="float" office:value="247.594233331005" calcext:value-type="float">
            <text:p>2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28*(SIN(2*3.1416*[.B16]*0.000016*1000)+1)" office:value-type="float" office:value="251.568951806493" calcext:value-type="float">
            <text:p>2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28*(SIN(2*3.1416*[.B17]*0.000016*1000)+1)" office:value-type="float" office:value="254.295869372496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28*(SIN(2*3.1416*[.B18]*0.000016*1000)+1)" office:value-type="float" office:value="255.74744957937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28*(SIN(2*3.1416*[.B19]*0.000016*1000)+1)" office:value-type="float" office:value="255.909034350989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28*(SIN(2*3.1416*[.B20]*0.000016*1000)+1)" office:value-type="float" office:value="254.778992002192" calcext:value-type="float">
            <text:p>2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28*(SIN(2*3.1416*[.B21]*0.000016*1000)+1)" office:value-type="float" office:value="252.368733715563" calcext:value-type="float">
            <text:p>2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28*(SIN(2*3.1416*[.B22]*0.000016*1000)+1)" office:value-type="float" office:value="248.702598311154" calcext:value-type="float">
            <text:p>2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28*(SIN(2*3.1416*[.B23]*0.000016*1000)+1)" office:value-type="float" office:value="243.817606472761" calcext:value-type="float">
            <text:p>2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128*(SIN(2*3.1416*[.B24]*0.000016*1000)+1)" office:value-type="float" office:value="237.763086912571" calcext:value-type="float">
            <text:p>2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128*(SIN(2*3.1416*[.B25]*0.000016*1000)+1)" office:value-type="float" office:value="230.600178249171" calcext:value-type="float">
            <text:p>2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128*(SIN(2*3.1416*[.B26]*0.000016*1000)+1)" office:value-type="float" office:value="222.401211628969" calcext:value-type="float">
            <text:p>2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128*(SIN(2*3.1416*[.B27]*0.000016*1000)+1)" office:value-type="float" office:value="213.248980325325" calcext:value-type="float">
            <text:p>2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128*(SIN(2*3.1416*[.B28]*0.000016*1000)+1)" office:value-type="float" office:value="203.235903690977" calcext:value-type="float">
            <text:p>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128*(SIN(2*3.1416*[.B29]*0.000016*1000)+1)" office:value-type="float" office:value="192.463093906196" calcext:value-type="float">
            <text:p>1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128*(SIN(2*3.1416*[.B30]*0.000016*1000)+1)" office:value-type="float" office:value="181.039334946656" calcext:value-type="float">
            <text:p>1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128*(SIN(2*3.1416*[.B31]*0.000016*1000)+1)" office:value-type="float" office:value="169.079984081403" calcext:value-type="float">
            <text:p>1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128*(SIN(2*3.1416*[.B32]*0.000016*1000)+1)" office:value-type="float" office:value="156.705806993631" calcext:value-type="float">
            <text:p>15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128*(SIN(2*3.1416*[.B33]*0.000016*1000)+1)" office:value-type="float" office:value="144.041758287217" calcext:value-type="float">
            <text:p>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128*(SIN(2*3.1416*[.B34]*0.000016*1000)+1)" office:value-type="float" office:value="131.215719693473" calcext:value-type="float">
            <text:p>1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128*(SIN(2*3.1416*[.B35]*0.000016*1000)+1)" office:value-type="float" office:value="118.357208719738" calcext:value-type="float">
            <text:p>1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128*(SIN(2*3.1416*[.B36]*0.000016*1000)+1)" office:value-type="float" office:value="105.596070779873" calcext:value-type="float">
            <text:p>1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128*(SIN(2*3.1416*[.B37]*0.000016*1000)+1)" office:value-type="float" office:value="93.0611680135548" calcext:value-type="float">
            <text:p>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128*(SIN(2*3.1416*[.B38]*0.000016*1000)+1)" office:value-type="float" office:value="80.8790780346856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128*(SIN(2*3.1416*[.B39]*0.000016*1000)+1)" office:value-type="float" office:value="69.1728157489751" calcext:value-type="float">
            <text:p>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128*(SIN(2*3.1416*[.B40]*0.000016*1000)+1)" office:value-type="float" office:value="58.0605911477943" calcext:value-type="float">
            <text:p>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128*(SIN(2*3.1416*[.B41]*0.000016*1000)+1)" office:value-type="float" office:value="47.6546156221202" calcext:value-type="float">
            <text:p>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128*(SIN(2*3.1416*[.B42]*0.000016*1000)+1)" office:value-type="float" office:value="38.0599688504252" calcext:value-type="float">
            <text:p>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128*(SIN(2*3.1416*[.B43]*0.000016*1000)+1)" office:value-type="float" office:value="29.3735377026948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128*(SIN(2*3.1416*[.B44]*0.000016*1000)+1)" office:value-type="float" office:value="21.683037875533" calcext:value-type="float">
            <text:p>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128*(SIN(2*3.1416*[.B45]*0.000016*1000)+1)" office:value-type="float" office:value="15.0661281378977" calcext:value-type="float">
            <text:p>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128*(SIN(2*3.1416*[.B46]*0.000016*1000)+1)" office:value-type="float" office:value="9.58962613182544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128*(SIN(2*3.1416*[.B47]*0.000016*1000)+1)" office:value-type="float" office:value="5.30883364699751" calcext:value-type="float">
            <text:p>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128*(SIN(2*3.1416*[.B48]*0.000016*1000)+1)" office:value-type="float" office:value="2.26697818253736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128*(SIN(2*3.1416*[.B49]*0.000016*1000)+1)" office:value-type="float" office:value="0.494776435152303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128*(SIN(2*3.1416*[.B50]*0.000016*1000)+1)" office:value-type="float" office:value="0.0101241215239583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128*(SIN(2*3.1416*[.B51]*0.000016*1000)+1)" office:value-type="float" office:value="0.81791526712466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128*(SIN(2*3.1416*[.B52]*0.000016*1000)+1)" office:value-type="float" office:value="2.90999278628348" calcext:value-type="float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128*(SIN(2*3.1416*[.B53]*0.000016*1000)+1)" office:value-type="float" office:value="6.26523085254512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128*(SIN(2*3.1416*[.B54]*0.000016*1000)+1)" office:value-type="float" office:value="10.849748227545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128*(SIN(2*3.1416*[.B55]*0.000016*1000)+1)" office:value-type="float" office:value="16.6172503942023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128*(SIN(2*3.1416*[.B56]*0.000016*1000)+1)" office:value-type="float" office:value="23.5094970393653" calcext:value-type="float">
            <text:p>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128*(SIN(2*3.1416*[.B57]*0.000016*1000)+1)" office:value-type="float" office:value="31.4568901652645" calcext:value-type="float">
            <text:p>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128*(SIN(2*3.1416*[.B58]*0.000016*1000)+1)" office:value-type="float" office:value="40.3791768910138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128*(SIN(2*3.1416*[.B59]*0.000016*1000)+1)" office:value-type="float" office:value="50.1862598472633" calcext:value-type="float">
            <text:p>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128*(SIN(2*3.1416*[.B60]*0.000016*1000)+1)" office:value-type="float" office:value="60.7791069806268" calcext:value-type="float">
            <text:p>6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128*(SIN(2*3.1416*[.B61]*0.000016*1000)+1)" office:value-type="float" office:value="72.0507515806656" calcext:value-type="float">
            <text:p>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128*(SIN(2*3.1416*[.B62]*0.000016*1000)+1)" office:value-type="float" office:value="83.8873724311465" calcext:value-type="float">
            <text:p>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128*(SIN(2*3.1416*[.B63]*0.000016*1000)+1)" office:value-type="float" office:value="96.1694431781872" calcext:value-type="float">
            <text:p>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128*(SIN(2*3.1416*[.B64]*0.000016*1000)+1)" office:value-type="float" office:value="108.772939308959" calcext:value-type="float">
            <text:p>1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128*(SIN(2*3.1416*[.B65]*0.000016*1000)+1)" office:value-type="float" office:value="121.570590552859" calcext:value-type="float">
            <text:p>1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128*(SIN(2*3.1416*[.B66]*0.000016*1000)+1)" office:value-type="float" office:value="134.433166058381" calcext:value-type="float">
            <text:p>1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128*(SIN(2*3.1416*[.B67]*0.000016*1000)+1)" office:value-type="float" office:value="147.230779367971" calcext:value-type="float">
            <text:p>1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128*(SIN(2*3.1416*[.B68]*0.000016*1000)+1)" office:value-type="float" office:value="159.834200013184" calcext:value-type="float">
            <text:p>1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128*(SIN(2*3.1416*[.B69]*0.000016*1000)+1)" office:value-type="float" office:value="172.116158485671" calcext:value-type="float">
            <text:p>1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128*(SIN(2*3.1416*[.B70]*0.000016*1000)+1)" office:value-type="float" office:value="183.952631406354" calcext:value-type="float">
            <text:p>1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128*(SIN(2*3.1416*[.B71]*0.000016*1000)+1)" office:value-type="float" office:value="195.224093915147" calcext:value-type="float">
            <text:p>19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128*(SIN(2*3.1416*[.B72]*0.000016*1000)+1)" office:value-type="float" office:value="205.816726634577" calcext:value-type="float">
            <text:p>2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128*(SIN(2*3.1416*[.B73]*0.000016*1000)+1)" office:value-type="float" office:value="215.623565019359" calcext:value-type="float">
            <text:p>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128*(SIN(2*3.1416*[.B74]*0.000016*1000)+1)" office:value-type="float" office:value="224.545579485795" calcext:value-type="float">
            <text:p>2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128*(SIN(2*3.1416*[.B75]*0.000016*1000)+1)" office:value-type="float" office:value="232.492675413811" calcext:value-type="float">
            <text:p>2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128*(SIN(2*3.1416*[.B76]*0.000016*1000)+1)" office:value-type="float" office:value="239.38460292363" calcext:value-type="float">
            <text:p>23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128*(SIN(2*3.1416*[.B77]*0.000016*1000)+1)" office:value-type="float" office:value="245.151767240115" calcext:value-type="float">
            <text:p>2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128*(SIN(2*3.1416*[.B78]*0.000016*1000)+1)" office:value-type="float" office:value="249.735931461731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128*(SIN(2*3.1416*[.B79]*0.000016*1000)+1)" office:value-type="float" office:value="253.090804637543" calcext:value-type="float">
            <text:p>2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128*(SIN(2*3.1416*[.B80]*0.000016*1000)+1)" office:value-type="float" office:value="255.182509213856" calcext:value-type="float">
            <text:p>2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128*(SIN(2*3.1416*[.B81]*0.000016*1000)+1)" office:value-type="float" office:value="255.989923130197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128*(SIN(2*3.1416*[.B82]*0.000016*1000)+1)" office:value-type="float" office:value="255.50489311016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128*(SIN(2*3.1416*[.B83]*0.000016*1000)+1)" office:value-type="float" office:value="253.732316993302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128*(SIN(2*3.1416*[.B84]*0.000016*1000)+1)" office:value-type="float" office:value="250.690094276692" calcext:value-type="float">
            <text:p>2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128*(SIN(2*3.1416*[.B85]*0.000016*1000)+1)" office:value-type="float" office:value="246.408945365556" calcext:value-type="float">
            <text:p>24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128*(SIN(2*3.1416*[.B86]*0.000016*1000)+1)" office:value-type="float" office:value="240.932101358213" calcext:value-type="float">
            <text:p>2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128*(SIN(2*3.1416*[.B87]*0.000016*1000)+1)" office:value-type="float" office:value="234.314867497879" calcext:value-type="float">
            <text:p>2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128*(SIN(2*3.1416*[.B88]*0.000016*1000)+1)" office:value-type="float" office:value="226.624064699586" calcext:value-type="float">
            <text:p>2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128*(SIN(2*3.1416*[.B89]*0.000016*1000)+1)" office:value-type="float" office:value="217.937354791698" calcext:value-type="float">
            <text:p>2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128*(SIN(2*3.1416*[.B90]*0.000016*1000)+1)" office:value-type="float" office:value="208.342456285742" calcext:value-type="float">
            <text:p>20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128*(SIN(2*3.1416*[.B91]*0.000016*1000)+1)" office:value-type="float" office:value="197.93625859372" calcext:value-type="float">
            <text:p>19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128*(SIN(2*3.1416*[.B92]*0.000016*1000)+1)" office:value-type="float" office:value="186.823843637544" calcext:value-type="float">
            <text:p>1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128*(SIN(2*3.1416*[.B93]*0.000016*1000)+1)" office:value-type="float" office:value="175.117424730397" calcext:value-type="float">
            <text:p>1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128*(SIN(2*3.1416*[.B94]*0.000016*1000)+1)" office:value-type="float" office:value="162.935213445215" calcext:value-type="float">
            <text:p>16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128*(SIN(2*3.1416*[.B95]*0.000016*1000)+1)" office:value-type="float" office:value="150.400225912662" calcext:value-type="float">
            <text:p>1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128*(SIN(2*3.1416*[.B96]*0.000016*1000)+1)" office:value-type="float" office:value="137.639040602609" calcext:value-type="float">
            <text:p>1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128*(SIN(2*3.1416*[.B97]*0.000016*1000)+1)" office:value-type="float" office:value="124.78052013308" calcext:value-type="float">
            <text:p>1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128*(SIN(2*3.1416*[.B98]*0.000016*1000)+1)" office:value-type="float" office:value="111.954510013822" calcext:value-type="float">
            <text:p>1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128*(SIN(2*3.1416*[.B99]*0.000016*1000)+1)" office:value-type="float" office:value="99.29052746464" calcext:value-type="float">
            <text:p>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128*(SIN(2*3.1416*[.B100]*0.000016*1000)+1)" office:value-type="float" office:value="86.9164535487893" calcext:value-type="float">
            <text:p>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128*(SIN(2*3.1416*[.B101]*0.000016*1000)+1)" office:value-type="float" office:value="74.9572418283142" calcext:value-type="float">
            <text:p>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128*(SIN(2*3.1416*[.B102]*0.000016*1000)+1)" office:value-type="float" office:value="63.5336565813236" calcext:value-type="float">
            <text:p>6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128*(SIN(2*3.1416*[.B103]*0.000016*1000)+1)" office:value-type="float" office:value="52.7610533227129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128*(SIN(2*3.1416*[.B104]*0.000016*1000)+1)" office:value-type="float" office:value="42.7482139426501" calcext:value-type="float">
            <text:p>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128*(SIN(2*3.1416*[.B105]*0.000016*1000)+1)" office:value-type="float" office:value="33.5962482256111" calcext:value-type="float">
            <text:p>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128*(SIN(2*3.1416*[.B106]*0.000016*1000)+1)" office:value-type="float" office:value="25.3975728424368" calcext:value-type="float">
            <text:p>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128*(SIN(2*3.1416*[.B107]*0.000016*1000)+1)" office:value-type="float" office:value="18.23497812557" calcext:value-type="float">
            <text:p>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128*(SIN(2*3.1416*[.B108]*0.000016*1000)+1)" office:value-type="float" office:value="12.1807920511841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128*(SIN(2*3.1416*[.B109]*0.000016*1000)+1)" office:value-type="float" office:value="7.2961498703219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128*(SIN(2*3.1416*[.B110]*0.000016*1000)+1)" office:value-type="float" office:value="3.63037676432309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128*(SIN(2*3.1416*[.B111]*0.000016*1000)+1)" office:value-type="float" office:value="1.22048975849008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128*(SIN(2*3.1416*[.B112]*0.000016*1000)+1)" office:value-type="float" office:value="0.090823923677533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128*(SIN(2*3.1416*[.B113]*0.000016*1000)+1)" office:value-type="float" office:value="0.252786640424645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128*(SIN(2*3.1416*[.B114]*0.000016*1000)+1)" office:value-type="float" office:value="1.70474240707588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128*(SIN(2*3.1416*[.B115]*0.000016*1000)+1)" office:value-type="float" office:value="4.432029355098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128*(SIN(2*3.1416*[.B116]*0.000016*1000)+1)" office:value-type="float" office:value="8.40710730482293" calcext:value-type="float">
            <text:p>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128*(SIN(2*3.1416*[.B117]*0.000016*1000)+1)" office:value-type="float" office:value="13.5898358665458" calcext:value-type="float">
            <text:p>1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128*(SIN(2*3.1416*[.B118]*0.000016*1000)+1)" office:value-type="float" office:value="19.9278797787106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128*(SIN(2*3.1416*[.B119]*0.000016*1000)+1)" office:value-type="float" office:value="27.3572373900751" calcext:value-type="float">
            <text:p>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128*(SIN(2*3.1416*[.B120]*0.000016*1000)+1)" office:value-type="float" office:value="35.8028869492297" calcext:value-type="float">
            <text:p>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128*(SIN(2*3.1416*[.B121]*0.000016*1000)+1)" office:value-type="float" office:value="45.1795441752358" calcext:value-type="float">
            <text:p>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128*(SIN(2*3.1416*[.B122]*0.000016*1000)+1)" office:value-type="float" office:value="55.3925234594237" calcext:value-type="float">
            <text:p>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128*(SIN(2*3.1416*[.B123]*0.000016*1000)+1)" office:value-type="float" office:value="66.3386940019194" calcext:value-type="float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128*(SIN(2*3.1416*[.B124]*0.000016*1000)+1)" office:value-type="float" office:value="77.9075212278265" calcext:value-type="float">
            <text:p>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128*(SIN(2*3.1416*[.B125]*0.000016*1000)+1)" office:value-type="float" office:value="89.9821829668252" calcext:value-type="float">
            <text:p>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128*(SIN(2*3.1416*[.B126]*0.000016*1000)+1)" office:value-type="float" office:value="102.440749124993" calcext:value-type="float">
            <text:p>10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128*(SIN(2*3.1416*[.B127]*0.000016*1000)+1)" office:value-type="float" office:value="115.157412936507" calcext:value-type="float">
            <text:p>1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128*(SIN(2*3.1416*[.B128]*0.000016*1000)+1)" office:value-type="float" office:value="128.003761362025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128*(SIN(2*3.1416*[.B129]*0.000016*1000)+1)" office:value-type="float" office:value="140.85007180526" calcext:value-type="float">
            <text:p>1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128*(SIN(2*3.1416*[.B130]*0.000016*1000)+1)" office:value-type="float" office:value="153.566622053469" calcext:value-type="float">
            <text:p>1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128*(SIN(2*3.1416*[.B131]*0.000016*1000)+1)" office:value-type="float" office:value="166.025000214074" calcext:value-type="float">
            <text:p>1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128*(SIN(2*3.1416*[.B132]*0.000016*1000)+1)" office:value-type="float" office:value="178.099401419655" calcext:value-type="float">
            <text:p>1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128*(SIN(2*3.1416*[.B133]*0.000016*1000)+1)" office:value-type="float" office:value="189.667898207159" calcext:value-type="float">
            <text:p>1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128*(SIN(2*3.1416*[.B134]*0.000016*1000)+1)" office:value-type="float" office:value="200.613671743035" calcext:value-type="float">
            <text:p>2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128*(SIN(2*3.1416*[.B135]*0.000016*1000)+1)" office:value-type="float" office:value="210.826191461369" calcext:value-type="float">
            <text:p>2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128*(SIN(2*3.1416*[.B136]*0.000016*1000)+1)" office:value-type="float" office:value="220.202331202986" calcext:value-type="float">
            <text:p>2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128*(SIN(2*3.1416*[.B137]*0.000016*1000)+1)" office:value-type="float" office:value="228.647410584781" calcext:value-type="float">
            <text:p>2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128*(SIN(2*3.1416*[.B138]*0.000016*1000)+1)" office:value-type="float" office:value="236.076151083475" calcext:value-type="float">
            <text:p>2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128*(SIN(2*3.1416*[.B139]*0.000016*1000)+1)" office:value-type="float" office:value="242.41353717927" calcext:value-type="float">
            <text:p>2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128*(SIN(2*3.1416*[.B140]*0.000016*1000)+1)" office:value-type="float" office:value="247.595573863561" calcext:value-type="float">
            <text:p>2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128*(SIN(2*3.1416*[.B141]*0.000016*1000)+1)" office:value-type="float" office:value="251.56993286138" calcext:value-type="float">
            <text:p>2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128*(SIN(2*3.1416*[.B142]*0.000016*1000)+1)" office:value-type="float" office:value="254.296481043009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128*(SIN(2*3.1416*[.B143]*0.000016*1000)+1)" office:value-type="float" office:value="255.747685688852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128*(SIN(2*3.1416*[.B144]*0.000016*1000)+1)" office:value-type="float" office:value="255.908892515203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128*(SIN(2*3.1416*[.B145]*0.000016*1000)+1)" office:value-type="float" office:value="254.778473653399" calcext:value-type="float">
            <text:p>2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128*(SIN(2*3.1416*[.B146]*0.000016*1000)+1)" office:value-type="float" office:value="252.367844088054" calcext:value-type="float">
            <text:p>2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128*(SIN(2*3.1416*[.B147]*0.000016*1000)+1)" office:value-type="float" office:value="248.701346388401" calcext:value-type="float">
            <text:p>2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128*(SIN(2*3.1416*[.B148]*0.000016*1000)+1)" office:value-type="float" office:value="243.816004896696" calcext:value-type="float">
            <text:p>2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128*(SIN(2*3.1416*[.B149]*0.000016*1000)+1)" office:value-type="float" office:value="237.76115185593" calcext:value-type="float">
            <text:p>2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128*(SIN(2*3.1416*[.B150]*0.000016*1000)+1)" office:value-type="float" office:value="230.597929252181" calcext:value-type="float">
            <text:p>2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128*(SIN(2*3.1416*[.B151]*0.000016*1000)+1)" office:value-type="float" office:value="222.398671402033" calcext:value-type="float">
            <text:p>2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128*(SIN(2*3.1416*[.B152]*0.000016*1000)+1)" office:value-type="float" office:value="213.246174519687" calcext:value-type="float">
            <text:p>2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128*(SIN(2*3.1416*[.B153]*0.000016*1000)+1)" office:value-type="float" office:value="203.232860639699" calcext:value-type="float">
            <text:p>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128*(SIN(2*3.1416*[.B154]*0.000016*1000)+1)" office:value-type="float" office:value="192.459844338052" calcext:value-type="float">
            <text:p>1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128*(SIN(2*3.1416*[.B155]*0.000016*1000)+1)" office:value-type="float" office:value="181.035911675826" calcext:value-type="float">
            <text:p>1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128*(SIN(2*3.1416*[.B156]*0.000016*1000)+1)" office:value-type="float" office:value="169.076421676121" calcext:value-type="float">
            <text:p>1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128*(SIN(2*3.1416*[.B157]*0.000016*1000)+1)" office:value-type="float" office:value="156.702141427115" calcext:value-type="float">
            <text:p>15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128*(SIN(2*3.1416*[.B158]*0.000016*1000)+1)" office:value-type="float" office:value="144.038026574404" calcext:value-type="float">
            <text:p>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128*(SIN(2*3.1416*[.B159]*0.000016*1000)+1)" office:value-type="float" office:value="131.211959517249" calcext:value-type="float">
            <text:p>1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128*(SIN(2*3.1416*[.B160]*0.000016*1000)+1)" office:value-type="float" office:value="118.353458050413" calcext:value-type="float">
            <text:p>1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128*(SIN(2*3.1416*[.B161]*0.000016*1000)+1)" office:value-type="float" office:value="105.592367491754" calcext:value-type="float">
            <text:p>1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128*(SIN(2*3.1416*[.B162]*0.000016*1000)+1)" office:value-type="float" office:value="93.057549502495" calcext:value-type="float">
            <text:p>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128*(SIN(2*3.1416*[.B163]*0.000016*1000)+1)" office:value-type="float" office:value="80.8755808404574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128*(SIN(2*3.1416*[.B164]*0.000016*1000)+1)" office:value-type="float" office:value="69.1694751862922" calcext:value-type="float">
            <text:p>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128*(SIN(2*3.1416*[.B165]*0.000016*1000)+1)" office:value-type="float" office:value="58.0574409497026" calcext:value-type="float">
            <text:p>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128*(SIN(2*3.1416*[.B166]*0.000016*1000)+1)" office:value-type="float" office:value="47.6516875993623" calcext:value-type="float">
            <text:p>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128*(SIN(2*3.1416*[.B167]*0.000016*1000)+1)" office:value-type="float" office:value="38.0572925702129" calcext:value-type="float">
            <text:p>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128*(SIN(2*3.1416*[.B168]*0.000016*1000)+1)" office:value-type="float" office:value="29.3711401901412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128*(SIN(2*3.1416*[.B169]*0.000016*1000)+1)" office:value-type="float" office:value="21.6809433407521" calcext:value-type="float">
            <text:p>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128*(SIN(2*3.1416*[.B170]*0.000016*1000)+1)" office:value-type="float" office:value="15.064357731529" calcext:value-type="float">
            <text:p>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128*(SIN(2*3.1416*[.B171]*0.000016*1000)+1)" office:value-type="float" office:value="9.58819773145569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128*(SIN(2*3.1416*[.B172]*0.000016*1000)+1)" office:value-type="float" office:value="5.30776167663299" calcext:value-type="float">
            <text:p>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128*(SIN(2*3.1416*[.B173]*0.000016*1000)+1)" office:value-type="float" office:value="2.2662734669487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128*(SIN(2*3.1416*[.B174]*0.000016*1000)+1)" office:value-type="float" office:value="0.494446090566882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128*(SIN(2*3.1416*[.B175]*0.000016*1000)+1)" office:value-type="float" office:value="0.0101714837658307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128*(SIN(2*3.1416*[.B176]*0.000016*1000)+1)" office:value-type="float" office:value="0.81833985792926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128*(SIN(2*3.1416*[.B177]*0.000016*1000)+1)" office:value-type="float" office:value="2.91079031812731" calcext:value-type="float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128*(SIN(2*3.1416*[.B178]*0.000016*1000)+1)" office:value-type="float" office:value="6.26639327194089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128*(SIN(2*3.1416*[.B179]*0.000016*1000)+1)" office:value-type="float" office:value="10.8512637963664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128*(SIN(2*3.1416*[.B180]*0.000016*1000)+1)" office:value-type="float" office:value="16.6191038082153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128*(SIN(2*3.1416*[.B181]*0.000016*1000)+1)" office:value-type="float" office:value="23.5116695827707" calcext:value-type="float">
            <text:p>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128*(SIN(2*3.1416*[.B182]*0.000016*1000)+1)" office:value-type="float" office:value="31.4593598996901" calcext:value-type="float">
            <text:p>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128*(SIN(2*3.1416*[.B183]*0.000016*1000)+1)" office:value-type="float" office:value="40.3819188770491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128*(SIN(2*3.1416*[.B184]*0.000016*1000)+1)" office:value-type="float" office:value="50.1892463962968" calcext:value-type="float">
            <text:p>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128*(SIN(2*3.1416*[.B185]*0.000016*1000)+1)" office:value-type="float" office:value="60.7823079344467" calcext:value-type="float">
            <text:p>6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128*(SIN(2*3.1416*[.B186]*0.000016*1000)+1)" office:value-type="float" office:value="72.0541346159984" calcext:value-type="float">
            <text:p>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128*(SIN(2*3.1416*[.B187]*0.000016*1000)+1)" office:value-type="float" office:value="83.8909033860562" calcext:value-type="float">
            <text:p>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128*(SIN(2*3.1416*[.B188]*0.000016*1000)+1)" office:value-type="float" office:value="96.1730863970445" calcext:value-type="float">
            <text:p>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128*(SIN(2*3.1416*[.B189]*0.000016*1000)+1)" office:value-type="float" office:value="108.776658002492" calcext:value-type="float">
            <text:p>1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128*(SIN(2*3.1416*[.B190]*0.000016*1000)+1)" office:value-type="float" office:value="121.574347169651" calcext:value-type="float">
            <text:p>1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128*(SIN(2*3.1416*[.B191]*0.000016*1000)+1)" office:value-type="float" office:value="134.436922664066" calcext:value-type="float">
            <text:p>1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128*(SIN(2*3.1416*[.B192]*0.000016*1000)+1)" office:value-type="float" office:value="147.234498028294" calcext:value-type="float">
            <text:p>1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128*(SIN(2*3.1416*[.B193]*0.000016*1000)+1)" office:value-type="float" office:value="159.837843177066" calcext:value-type="float">
            <text:p>1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128*(SIN(2*3.1416*[.B194]*0.000016*1000)+1)" office:value-type="float" office:value="172.119689364394" calcext:value-type="float">
            <text:p>1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128*(SIN(2*3.1416*[.B195]*0.000016*1000)+1)" office:value-type="float" office:value="183.956014345057" calcext:value-type="float">
            <text:p>1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128*(SIN(2*3.1416*[.B196]*0.000016*1000)+1)" office:value-type="float" office:value="195.227294752872" calcext:value-type="float">
            <text:p>19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128*(SIN(2*3.1416*[.B197]*0.000016*1000)+1)" office:value-type="float" office:value="205.819713049221" calcext:value-type="float">
            <text:p>2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128*(SIN(2*3.1416*[.B198]*0.000016*1000)+1)" office:value-type="float" office:value="215.626306854068" calcext:value-type="float">
            <text:p>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128*(SIN(2*3.1416*[.B199]*0.000016*1000)+1)" office:value-type="float" office:value="224.548049053485" calcext:value-type="float">
            <text:p>2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128*(SIN(2*3.1416*[.B200]*0.000016*1000)+1)" office:value-type="float" office:value="232.494847776756" calcext:value-type="float">
            <text:p>2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128*(SIN(2*3.1416*[.B201]*0.000016*1000)+1)" office:value-type="float" office:value="239.38645614528" calcext:value-type="float">
            <text:p>23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128*(SIN(2*3.1416*[.B202]*0.000016*1000)+1)" office:value-type="float" office:value="245.153282606613" calcext:value-type="float">
            <text:p>2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128*(SIN(2*3.1416*[.B203]*0.000016*1000)+1)" office:value-type="float" office:value="249.737093670886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128*(SIN(2*3.1416*[.B204]*0.000016*1000)+1)" office:value-type="float" office:value="253.091601953352" calcext:value-type="float">
            <text:p>2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128*(SIN(2*3.1416*[.B205]*0.000016*1000)+1)" office:value-type="float" office:value="255.182933585013" calcext:value-type="float">
            <text:p>2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128*(SIN(2*3.1416*[.B206]*0.000016*1000)+1)" office:value-type="float" office:value="255.989970271396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128*(SIN(2*3.1416*[.B207]*0.000016*1000)+1)" office:value-type="float" office:value="255.504562545369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128*(SIN(2*3.1416*[.B208]*0.000016*1000)+1)" office:value-type="float" office:value="253.731612060569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128*(SIN(2*3.1416*[.B209]*0.000016*1000)+1)" office:value-type="float" office:value="250.689022094437" calcext:value-type="float">
            <text:p>2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128*(SIN(2*3.1416*[.B210]*0.000016*1000)+1)" office:value-type="float" office:value="246.407516760689" calcext:value-type="float">
            <text:p>24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128*(SIN(2*3.1416*[.B211]*0.000016*1000)+1)" office:value-type="float" office:value="240.930330756806" calcext:value-type="float">
            <text:p>2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128*(SIN(2*3.1416*[.B212]*0.000016*1000)+1)" office:value-type="float" office:value="234.312772779488" calcext:value-type="float">
            <text:p>2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128*(SIN(2*3.1416*[.B213]*0.000016*1000)+1)" office:value-type="float" office:value="226.621667016704" calcext:value-type="float">
            <text:p>2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128*(SIN(2*3.1416*[.B214]*0.000016*1000)+1)" office:value-type="float" office:value="217.934678356159" calcext:value-type="float">
            <text:p>2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128*(SIN(2*3.1416*[.B215]*0.000016*1000)+1)" office:value-type="float" office:value="208.339528124228" calcext:value-type="float">
            <text:p>20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128*(SIN(2*3.1416*[.B216]*0.000016*1000)+1)" office:value-type="float" office:value="197.933108274844" calcext:value-type="float">
            <text:p>19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128*(SIN(2*3.1416*[.B217]*0.000016*1000)+1)" office:value-type="float" office:value="186.820502973267" calcext:value-type="float">
            <text:p>1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128*(SIN(2*3.1416*[.B218]*0.000016*1000)+1)" office:value-type="float" office:value="175.113927454792" calcext:value-type="float">
            <text:p>1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128*(SIN(2*3.1416*[.B219]*0.000016*1000)+1)" office:value-type="float" office:value="162.931594873818" calcext:value-type="float">
            <text:p>16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128*(SIN(2*3.1416*[.B220]*0.000016*1000)+1)" office:value-type="float" office:value="150.396522585854" calcext:value-type="float">
            <text:p>1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128*(SIN(2*3.1416*[.B221]*0.000016*1000)+1)" office:value-type="float" office:value="137.635289916634" calcext:value-type="float">
            <text:p>1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128*(SIN(2*3.1416*[.B222]*0.000016*1000)+1)" office:value-type="float" office:value="124.776759962412" calcext:value-type="float">
            <text:p>1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128*(SIN(2*3.1416*[.B223]*0.000016*1000)+1)" office:value-type="float" office:value="111.950778328717" calcext:value-type="float">
            <text:p>1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128*(SIN(2*3.1416*[.B224]*0.000016*1000)+1)" office:value-type="float" office:value="99.2868619477027" calcext:value-type="float">
            <text:p>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128*(SIN(2*3.1416*[.B225]*0.000016*1000)+1)" office:value-type="float" office:value="86.9128912144573" calcext:value-type="float">
            <text:p>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128*(SIN(2*3.1416*[.B226]*0.000016*1000)+1)" office:value-type="float" office:value="74.953818649088" calcext:value-type="float">
            <text:p>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128*(SIN(2*3.1416*[.B227]*0.000016*1000)+1)" office:value-type="float" office:value="63.5304071245116" calcext:value-type="float">
            <text:p>6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128*(SIN(2*3.1416*[.B228]*0.000016*1000)+1)" office:value-type="float" office:value="52.7580104013722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128*(SIN(2*3.1416*[.B229]*0.000016*1000)+1)" office:value-type="float" office:value="42.7454082842422" calcext:value-type="float">
            <text:p>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128*(SIN(2*3.1416*[.B230]*0.000016*1000)+1)" office:value-type="float" office:value="33.593708161711" calcext:value-type="float">
            <text:p>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128*(SIN(2*3.1416*[.B231]*0.000016*1000)+1)" office:value-type="float" office:value="25.3953240226427" calcext:value-type="float">
            <text:p>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128*(SIN(2*3.1416*[.B232]*0.000016*1000)+1)" office:value-type="float" office:value="18.233043258495" calcext:value-type="float">
            <text:p>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128*(SIN(2*3.1416*[.B233]*0.000016*1000)+1)" office:value-type="float" office:value="12.179190675141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128*(SIN(2*3.1416*[.B234]*0.000016*1000)+1)" office:value-type="float" office:value="7.29489815602702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128*(SIN(2*3.1416*[.B235]*0.000016*1000)+1)" office:value-type="float" office:value="3.62948735160424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128*(SIN(2*3.1416*[.B236]*0.000016*1000)+1)" office:value-type="float" office:value="1.21997162864857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128*(SIN(2*3.1416*[.B237]*0.000016*1000)+1)" office:value-type="float" office:value="0.090682308795266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128*(SIN(2*3.1416*[.B238]*0.000016*1000)+1)" office:value-type="float" office:value="0.253022970530637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128*(SIN(2*3.1416*[.B239]*0.000016*1000)+1)" office:value-type="float" office:value="1.70535429570553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128*(SIN(2*3.1416*[.B240]*0.000016*1000)+1)" office:value-type="float" office:value="4.43301062339204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128*(SIN(2*3.1416*[.B241]*0.000016*1000)+1)" office:value-type="float" office:value="8.40844804392096" calcext:value-type="float">
            <text:p>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128*(SIN(2*3.1416*[.B242]*0.000016*1000)+1)" office:value-type="float" office:value="13.5915225376467" calcext:value-type="float">
            <text:p>1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128*(SIN(2*3.1416*[.B243]*0.000016*1000)+1)" office:value-type="float" office:value="19.9298953497875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128*(SIN(2*3.1416*[.B244]*0.000016*1000)+1)" office:value-type="float" office:value="27.3595615078643" calcext:value-type="float">
            <text:p>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128*(SIN(2*3.1416*[.B245]*0.000016*1000)+1)" office:value-type="float" office:value="35.8054961447592" calcext:value-type="float">
            <text:p>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128*(SIN(2*3.1416*[.B246]*0.000016*1000)+1)" office:value-type="float" office:value="45.1824121008147" calcext:value-type="float">
            <text:p>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128*(SIN(2*3.1416*[.B247]*0.000016*1000)+1)" office:value-type="float" office:value="55.3956211547013" calcext:value-type="float">
            <text:p>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128*(SIN(2*3.1416*[.B248]*0.000016*1000)+1)" office:value-type="float" office:value="66.3419901863282" calcext:value-type="float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128*(SIN(2*3.1416*[.B249]*0.000016*1000)+1)" office:value-type="float" office:value="77.9109826164519" calcext:value-type="float">
            <text:p>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128*(SIN(2*3.1416*[.B250]*0.000016*1000)+1)" office:value-type="float" office:value="89.9857746065198" calcext:value-type="float">
            <text:p>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128*(SIN(2*3.1416*[.B251]*0.000016*1000)+1)" office:value-type="float" office:value="102.444434747333" calcext:value-type="float">
            <text:p>10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128*(SIN(2*3.1416*[.B252]*0.000016*1000)+1)" office:value-type="float" office:value="115.161155324027" calcext:value-type="float">
            <text:p>1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128*(SIN(2*3.1416*[.B253]*0.000016*1000)+1)" office:value-type="float" office:value="128.007522724047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128*(SIN(2*3.1416*[.B254]*0.000016*1000)+1)" office:value-type="float" office:value="140.853814159501" calcext:value-type="float">
            <text:p>1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128*(SIN(2*3.1416*[.B255]*0.000016*1000)+1)" office:value-type="float" office:value="153.570307609585" calcext:value-type="float">
            <text:p>1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128*(SIN(2*3.1416*[.B256]*0.000016*1000)+1)" office:value-type="float" office:value="166.028591755273" calcext:value-type="float">
            <text:p>1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128*(SIN(2*3.1416*[.B257]*0.000016*1000)+1)" office:value-type="float" office:value="178.102862678506" calcext:value-type="float">
            <text:p>17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0:47:33.301682006</meta:creation-date>
    <dc:date>2019-12-05T11:25:44.026261451</dc:date>
    <meta:editing-duration>PT7M20S</meta:editing-duration>
    <meta:editing-cycles>1</meta:editing-cycles>
    <meta:document-statistic meta:table-count="1" meta:cell-count="51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51cm" svg:height="21.197cm" xlink:href=".." xlink:type="simple" chart:class="chart:scatter" chart:style-name="ch1">
        <chart:legend chart:legend-position="end" svg:x="19.699cm" svg:y="10.299cm" style:legend-expansion="high" chart:style-name="ch2"/>
        <chart:plot-area chart:style-name="ch3" table:cell-range-address="Sheet1.B3:Sheet1.C257" svg:x="0.451cm" svg:y="0.423cm" svg:width="18.797cm" svg:height="20.351cm">
          <chartooo:coordinate-region svg:x="1.258cm" svg:y="0.622cm" svg:width="17.71cm" svg:height="19.5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57" chart:class="chart:scatter">
            <chart:domain table:cell-range-address="Sheet1.B3:Sheet1.B257"/>
            <chart:data-point chart:repeated="2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257</svg:desc>
                </draw:g>
              </table:table-cell>
              <table:table-cell office:value-type="float" office:value="128">
                <text:p>128</text:p>
                <draw:g>
                  <svg:desc>Sheet1.C3:Sheet1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0.846329439923">
                <text:p>140.846329439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3.562936475275">
                <text:p>153.562936475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6.021408640041">
                <text:p>166.021408640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8.095940117544">
                <text:p>178.095940117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9.664602129244">
                <text:p>189.664602129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00.610574173156">
                <text:p>200.610574173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0.823323678826">
                <text:p>210.823323678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0.199722166686">
                <text:p>220.199722166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8.645086640807">
                <text:p>228.645086640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36.074135699044">
                <text:p>236.074135699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42.41185070576">
                <text:p>242.41185070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47.594233331005">
                <text:p>247.594233331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51.568951806493">
                <text:p>251.568951806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54.295869372496">
                <text:p>254.295869372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55.74744957937">
                <text:p>255.74744957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55.909034350989">
                <text:p>255.909034350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4.778992002192">
                <text:p>254.778992002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52.368733715563">
                <text:p>252.3687337155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48.702598311154">
                <text:p>248.7025983111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43.817606472761">
                <text:p>243.817606472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37.763086912571">
                <text:p>237.7630869125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0.600178249171">
                <text:p>230.600178249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2.401211628969">
                <text:p>222.4012116289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3.248980325325">
                <text:p>213.248980325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03.235903690977">
                <text:p>203.235903690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2.463093906196">
                <text:p>192.4630939061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81.039334946656">
                <text:p>181.039334946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69.079984081403">
                <text:p>169.0799840814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56.705806993631">
                <text:p>156.705806993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44.041758287217">
                <text:p>144.0417582872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31.215719693473">
                <text:p>131.215719693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18.357208719738">
                <text:p>118.3572087197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5.596070779873">
                <text:p>105.5960707798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3.0611680135548">
                <text:p>93.06116801355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0.8790780346856">
                <text:p>80.87907803468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9.1728157489751">
                <text:p>69.17281574897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8.0605911477943">
                <text:p>58.0605911477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7.6546156221202">
                <text:p>47.6546156221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8.0599688504252">
                <text:p>38.0599688504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9.3735377026948">
                <text:p>29.37353770269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1.683037875533">
                <text:p>21.6830378755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5.0661281378977">
                <text:p>15.06612813789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.58962613182544">
                <text:p>9.589626131825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.30883364699751">
                <text:p>5.308833646997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26697818253736">
                <text:p>2.266978182537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494776435152303">
                <text:p>0.4947764351523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101241215239583">
                <text:p>0.01012412152395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817915267124661">
                <text:p>0.8179152671246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.90999278628348">
                <text:p>2.909992786283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.26523085254512">
                <text:p>6.265230852545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.849748227545">
                <text:p>10.849748227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6.6172503942023">
                <text:p>16.61725039420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3.5094970393653">
                <text:p>23.50949703936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1.4568901652645">
                <text:p>31.45689016526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0.3791768910138">
                <text:p>40.37917689101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0.1862598472633">
                <text:p>50.18625984726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60.7791069806268">
                <text:p>60.77910698062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2.0507515806656">
                <text:p>72.0507515806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3.8873724311465">
                <text:p>83.88737243114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6.1694431781872">
                <text:p>96.16944317818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8.772939308959">
                <text:p>108.7729393089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1.570590552859">
                <text:p>121.5705905528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34.433166058381">
                <text:p>134.4331660583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47.230779367971">
                <text:p>147.2307793679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59.834200013184">
                <text:p>159.8342000131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72.116158485671">
                <text:p>172.1161584856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83.952631406354">
                <text:p>183.9526314063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95.224093915147">
                <text:p>195.224093915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05.816726634577">
                <text:p>205.816726634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15.623565019359">
                <text:p>215.6235650193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24.545579485795">
                <text:p>224.5455794857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32.492675413811">
                <text:p>232.4926754138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39.38460292363">
                <text:p>239.384602923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45.151767240115">
                <text:p>245.151767240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49.735931461731">
                <text:p>249.735931461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53.090804637543">
                <text:p>253.0908046375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55.182509213856">
                <text:p>255.1825092138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55.989923130197">
                <text:p>255.9899231301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55.50489311016">
                <text:p>255.504893110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53.732316993302">
                <text:p>253.7323169933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50.690094276692">
                <text:p>250.6900942766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46.408945365556">
                <text:p>246.4089453655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40.932101358213">
                <text:p>240.9321013582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34.314867497879">
                <text:p>234.3148674978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26.624064699586">
                <text:p>226.6240646995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17.937354791698">
                <text:p>217.937354791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08.342456285742">
                <text:p>208.342456285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97.93625859372">
                <text:p>197.936258593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86.823843637544">
                <text:p>186.823843637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75.117424730397">
                <text:p>175.1174247303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62.935213445215">
                <text:p>162.9352134452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50.400225912662">
                <text:p>150.400225912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37.639040602609">
                <text:p>137.6390406026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24.78052013308">
                <text:p>124.780520133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11.954510013822">
                <text:p>111.9545100138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9.29052746464">
                <text:p>99.290527464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86.9164535487893">
                <text:p>86.91645354878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74.9572418283142">
                <text:p>74.95724182831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63.5336565813236">
                <text:p>63.53365658132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2.7610533227129">
                <text:p>52.76105332271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2.7482139426501">
                <text:p>42.74821394265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3.5962482256111">
                <text:p>33.59624822561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5.3975728424368">
                <text:p>25.39757284243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8.23497812557">
                <text:p>18.234978125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2.1807920511841">
                <text:p>12.18079205118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7.29614987032197">
                <text:p>7.296149870321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.63037676432309">
                <text:p>3.630376764323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.22048975849008">
                <text:p>1.220489758490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90823923677533">
                <text:p>0.0908239236775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252786640424645">
                <text:p>0.2527866404246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.70474240707588">
                <text:p>1.704742407075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.432029355098">
                <text:p>4.4320293550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8.40710730482293">
                <text:p>8.407107304822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3.5898358665458">
                <text:p>13.58983586654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9.9278797787106">
                <text:p>19.92787977871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7.3572373900751">
                <text:p>27.35723739007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5.8028869492297">
                <text:p>35.80288694922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45.1795441752358">
                <text:p>45.17954417523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55.3925234594237">
                <text:p>55.39252345942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66.3386940019194">
                <text:p>66.33869400191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77.9075212278265">
                <text:p>77.90752122782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89.9821829668252">
                <text:p>89.98218296682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02.440749124993">
                <text:p>102.4407491249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15.157412936507">
                <text:p>115.1574129365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8.003761362025">
                <text:p>128.0037613620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40.85007180526">
                <text:p>140.850071805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53.566622053469">
                <text:p>153.5666220534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66.025000214074">
                <text:p>166.0250002140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78.099401419655">
                <text:p>178.0994014196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89.667898207159">
                <text:p>189.6678982071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00.613671743035">
                <text:p>200.6136717430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10.826191461369">
                <text:p>210.8261914613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20.202331202986">
                <text:p>220.2023312029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28.647410584781">
                <text:p>228.6474105847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36.076151083475">
                <text:p>236.0761510834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42.41353717927">
                <text:p>242.413537179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47.595573863561">
                <text:p>247.5955738635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51.56993286138">
                <text:p>251.569932861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54.296481043009">
                <text:p>254.2964810430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55.747685688852">
                <text:p>255.7476856888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55.908892515203">
                <text:p>255.9088925152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54.778473653399">
                <text:p>254.7784736533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52.367844088054">
                <text:p>252.3678440880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48.701346388401">
                <text:p>248.7013463884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43.816004896696">
                <text:p>243.8160048966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37.76115185593">
                <text:p>237.761151855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30.597929252181">
                <text:p>230.5979292521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22.398671402033">
                <text:p>222.3986714020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13.246174519687">
                <text:p>213.2461745196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03.232860639699">
                <text:p>203.2328606396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92.459844338052">
                <text:p>192.4598443380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81.035911675826">
                <text:p>181.0359116758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69.076421676121">
                <text:p>169.0764216761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6.702141427115">
                <text:p>156.7021414271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44.038026574404">
                <text:p>144.0380265744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31.211959517249">
                <text:p>131.2119595172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18.353458050413">
                <text:p>118.3534580504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05.592367491754">
                <text:p>105.5923674917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93.057549502495">
                <text:p>93.0575495024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80.8755808404574">
                <text:p>80.87558084045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69.1694751862922">
                <text:p>69.16947518629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58.0574409497026">
                <text:p>58.05744094970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47.6516875993623">
                <text:p>47.65168759936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8.0572925702129">
                <text:p>38.05729257021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9.3711401901412">
                <text:p>29.37114019014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1.6809433407521">
                <text:p>21.68094334075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5.064357731529">
                <text:p>15.0643577315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9.58819773145569">
                <text:p>9.588197731455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5.30776167663299">
                <text:p>5.30776167663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.2662734669487">
                <text:p>2.26627346694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494446090566882">
                <text:p>0.4944460905668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101714837658307">
                <text:p>0.01017148376583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81833985792926">
                <text:p>0.818339857929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.91079031812731">
                <text:p>2.910790318127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6.26639327194089">
                <text:p>6.266393271940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0.8512637963664">
                <text:p>10.85126379636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6.6191038082153">
                <text:p>16.61910380821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3.5116695827707">
                <text:p>23.51166958277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1.4593598996901">
                <text:p>31.45935989969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40.3819188770491">
                <text:p>40.38191887704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50.1892463962968">
                <text:p>50.18924639629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60.7823079344467">
                <text:p>60.78230793444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72.0541346159984">
                <text:p>72.05413461599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83.8909033860562">
                <text:p>83.89090338605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96.1730863970445">
                <text:p>96.17308639704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08.776658002492">
                <text:p>108.7766580024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21.574347169651">
                <text:p>121.5743471696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34.436922664066">
                <text:p>134.4369226640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47.234498028294">
                <text:p>147.2344980282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59.837843177066">
                <text:p>159.8378431770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72.119689364394">
                <text:p>172.1196893643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83.956014345057">
                <text:p>183.9560143450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95.227294752872">
                <text:p>195.2272947528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05.819713049221">
                <text:p>205.8197130492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15.626306854068">
                <text:p>215.6263068540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24.548049053485">
                <text:p>224.5480490534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32.494847776756">
                <text:p>232.4948477767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39.38645614528">
                <text:p>239.386456145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45.153282606613">
                <text:p>245.1532826066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49.737093670886">
                <text:p>249.7370936708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53.091601953352">
                <text:p>253.0916019533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55.182933585013">
                <text:p>255.1829335850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55.989970271396">
                <text:p>255.9899702713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255.504562545369">
                <text:p>255.5045625453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253.731612060569">
                <text:p>253.7316120605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50.689022094437">
                <text:p>250.6890220944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46.407516760689">
                <text:p>246.4075167606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40.930330756806">
                <text:p>240.9303307568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234.312772779488">
                <text:p>234.3127727794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26.621667016704">
                <text:p>226.6216670167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17.934678356159">
                <text:p>217.9346783561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208.339528124228">
                <text:p>208.3395281242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97.933108274844">
                <text:p>197.9331082748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86.820502973267">
                <text:p>186.8205029732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75.113927454792">
                <text:p>175.1139274547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62.931594873818">
                <text:p>162.9315948738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50.396522585854">
                <text:p>150.3965225858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37.635289916634">
                <text:p>137.6352899166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24.776759962412">
                <text:p>124.7767599624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11.950778328717">
                <text:p>111.9507783287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99.2868619477027">
                <text:p>99.28686194770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86.9128912144573">
                <text:p>86.91289121445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74.953818649088">
                <text:p>74.9538186490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3.5304071245116">
                <text:p>63.53040712451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52.7580104013722">
                <text:p>52.75801040137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42.7454082842422">
                <text:p>42.74540828424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33.593708161711">
                <text:p>33.593708161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5.3953240226427">
                <text:p>25.39532402264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8.233043258495">
                <text:p>18.2330432584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2.179190675141">
                <text:p>12.1791906751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7.29489815602702">
                <text:p>7.294898156027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3.62948735160424">
                <text:p>3.629487351604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.21997162864857">
                <text:p>1.219971628648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90682308795266">
                <text:p>0.0906823087952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253022970530637">
                <text:p>0.2530229705306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.70535429570553">
                <text:p>1.705354295705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4.43301062339204">
                <text:p>4.433010623392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8.40844804392096">
                <text:p>8.408448043920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3.5915225376467">
                <text:p>13.59152253764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9.9298953497875">
                <text:p>19.92989534978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7.3595615078643">
                <text:p>27.35956150786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35.8054961447592">
                <text:p>35.80549614475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45.1824121008147">
                <text:p>45.18241210081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55.3956211547013">
                <text:p>55.39562115470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66.3419901863282">
                <text:p>66.34199018632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77.9109826164519">
                <text:p>77.91098261645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89.9857746065198">
                <text:p>89.98577460651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02.444434747333">
                <text:p>102.444434747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15.161155324027">
                <text:p>115.1611553240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28.007522724047">
                <text:p>128.0075227240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40.853814159501">
                <text:p>140.8538141595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53.570307609585">
                <text:p>153.5703076095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66.028591755273">
                <text:p>166.0285917552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78.102862678506">
                <text:p>178.102862678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